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9cm" fo:min-width="0.5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text-position="-33% 58%" style:font-name="Times New Roman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2.251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08cm" svg:height="0.508cm" svg:x="4.652cm" svg:y="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0.508cm" svg:height="0.508cm" svg:x="6.952cm" svg:y="3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508cm" svg:height="0.508cm" svg:x="6.253cm" svg:y="5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508cm" svg:height="0.508cm" svg:x="7.654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026cm" svg:y1="4.102cm" svg:x2="6.507cm" svg:y2="5.269cm" draw:start-shape="id1" draw:start-glue-point="7" draw:end-shape="id2" draw:end-glue-point="4" svg:d="M7026 4102l-519 1167" svg:viewBox="0 0 520 1168">
          <text:p/>
        </draw:connector>
        <draw:connector draw:style-name="gr2" draw:text-style-name="P3" draw:layer="layout" draw:type="line" svg:x1="7.386cm" svg:y1="4.102cm" svg:x2="7.908cm" svg:y2="5.27cm" draw:start-shape="id1" draw:start-glue-point="9" draw:end-shape="id3" draw:end-glue-point="4" svg:d="M7386 4102l522 1168" svg:viewBox="0 0 523 1169">
          <text:p/>
        </draw:connector>
        <draw:custom-shape draw:style-name="gr1" draw:text-style-name="P2" xml:id="id4" draw:id="id4" draw:layer="layout" svg:width="0.508cm" svg:height="0.508cm" svg:x="10.553cm" svg:y="3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0.508cm" svg:height="0.508cm" svg:x="11.255cm" svg:y="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0.627cm" svg:y1="4.103cm" svg:x2="10.107cm" svg:y2="5.269cm" draw:start-shape="id4" draw:start-glue-point="7" draw:end-shape="id5" draw:end-glue-point="4" svg:d="M10627 4103l-520 1166" svg:viewBox="0 0 521 1167">
          <text:p/>
        </draw:connector>
        <draw:connector draw:style-name="gr2" draw:text-style-name="P3" draw:layer="layout" draw:type="line" svg:x1="10.987cm" svg:y1="4.103cm" svg:x2="11.509cm" svg:y2="5.271cm" draw:start-shape="id4" draw:start-glue-point="9" draw:end-shape="id6" draw:end-glue-point="4" svg:d="M10987 4103l522 1168" svg:viewBox="0 0 523 1169">
          <text:p/>
        </draw:connector>
        <draw:custom-shape draw:style-name="gr1" draw:text-style-name="P2" xml:id="id5" draw:id="id5" draw:layer="layout" svg:width="0.508cm" svg:height="0.508cm" svg:x="9.853cm" svg:y="5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0.508cm" svg:height="0.508cm" svg:x="9.154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0.508cm" svg:height="0.508cm" svg:x="10.555cm" svg:y="6.8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927cm" svg:y1="5.703cm" svg:x2="9.408cm" svg:y2="6.87cm" draw:start-shape="id5" draw:start-glue-point="7" draw:end-shape="id7" draw:end-glue-point="4" svg:d="M9927 5703l-519 1167" svg:viewBox="0 0 520 1168">
          <text:p/>
        </draw:connector>
        <draw:connector draw:style-name="gr2" draw:text-style-name="P3" draw:layer="layout" draw:type="line" svg:x1="10.287cm" svg:y1="5.703cm" svg:x2="10.809cm" svg:y2="6.871cm" draw:start-shape="id5" draw:start-glue-point="9" draw:end-shape="id8" draw:end-glue-point="4" svg:d="M10287 5703l522 1168" svg:viewBox="0 0 523 1169">
          <text:p/>
        </draw:connector>
        <draw:custom-shape draw:style-name="gr1" draw:text-style-name="P2" xml:id="id9" draw:id="id9" draw:layer="layout" svg:width="0.508cm" svg:height="0.508cm" svg:x="2.653cm" svg:y="10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0.508cm" svg:height="0.508cm" svg:x="1.954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0.508cm" svg:height="0.508cm" svg:x="3.355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727cm" svg:y1="10.853cm" svg:x2="2.208cm" svg:y2="12.021cm" draw:start-shape="id9" draw:start-glue-point="7" draw:end-shape="id10" draw:end-glue-point="4" svg:d="M2727 10853l-519 1168" svg:viewBox="0 0 520 1169">
          <text:p/>
        </draw:connector>
        <draw:connector draw:style-name="gr2" draw:text-style-name="P3" draw:layer="layout" draw:type="line" svg:x1="3.087cm" svg:y1="10.853cm" svg:x2="3.609cm" svg:y2="12.021cm" draw:start-shape="id9" draw:start-glue-point="9" draw:end-shape="id11" draw:end-glue-point="4" svg:d="M3087 10853l522 1168" svg:viewBox="0 0 523 1169">
          <text:p/>
        </draw:connector>
        <draw:custom-shape draw:style-name="gr1" draw:text-style-name="P2" xml:id="id12" draw:id="id12" draw:layer="layout" svg:width="0.508cm" svg:height="0.508cm" svg:x="5.554cm" svg:y="10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0.508cm" svg:height="0.508cm" svg:x="6.256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5.628cm" svg:y1="10.853cm" svg:x2="5.108cm" svg:y2="12.021cm" draw:start-shape="id12" draw:start-glue-point="7" draw:end-shape="id13" draw:end-glue-point="4" svg:d="M5628 10853l-520 1168" svg:viewBox="0 0 521 1169">
          <text:p/>
        </draw:connector>
        <draw:connector draw:style-name="gr2" draw:text-style-name="P3" draw:layer="layout" draw:type="line" svg:x1="5.988cm" svg:y1="10.853cm" svg:x2="6.51cm" svg:y2="12.021cm" draw:start-shape="id12" draw:start-glue-point="9" draw:end-shape="id14" draw:end-glue-point="4" svg:d="M5988 10853l522 1168" svg:viewBox="0 0 523 1169">
          <text:p/>
        </draw:connector>
        <draw:custom-shape draw:style-name="gr1" draw:text-style-name="P2" xml:id="id13" draw:id="id13" draw:layer="layout" svg:width="0.508cm" svg:height="0.508cm" svg:x="4.854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0.508cm" svg:height="0.508cm" svg:x="1.155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0.508cm" svg:height="0.508cm" svg:x="2.556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2.028cm" svg:y1="12.455cm" svg:x2="1.409cm" svg:y2="13.622cm" draw:start-shape="id10" draw:start-glue-point="7" draw:end-shape="id15" draw:end-glue-point="4" svg:d="M2028 12455l-619 1167" svg:viewBox="0 0 620 1168">
          <text:p/>
        </draw:connector>
        <draw:connector draw:style-name="gr2" draw:text-style-name="P3" draw:layer="layout" draw:type="line" svg:x1="2.388cm" svg:y1="12.455cm" svg:x2="2.81cm" svg:y2="13.622cm" draw:start-shape="id10" draw:start-glue-point="9" draw:end-shape="id16" draw:end-glue-point="4" svg:d="M2388 12455l422 1167" svg:viewBox="0 0 423 1168">
          <text:p/>
        </draw:connector>
        <draw:custom-shape draw:style-name="gr1" draw:text-style-name="P1" xml:id="id17" draw:id="id17" draw:layer="layout" svg:width="0.508cm" svg:height="0.508cm" svg:x="4.152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4.226cm" svg:y1="9.003cm" svg:x2="2.907cm" svg:y2="10.419cm" draw:start-shape="id17" draw:start-glue-point="7" draw:end-shape="id9" draw:end-glue-point="4" svg:d="M4226 9003l-1319 1416" svg:viewBox="0 0 1320 1417">
          <text:p/>
        </draw:connector>
        <draw:connector draw:style-name="gr2" draw:text-style-name="P3" draw:layer="layout" draw:type="line" svg:x1="4.586cm" svg:y1="9.003cm" svg:x2="5.808cm" svg:y2="10.419cm" draw:start-shape="id17" draw:start-glue-point="9" draw:end-shape="id12" draw:end-glue-point="4" svg:d="M4586 9003l1222 1416" svg:viewBox="0 0 1223 1417">
          <text:p/>
        </draw:connector>
        <draw:custom-shape draw:style-name="gr1" draw:text-style-name="P2" xml:id="id32" draw:id="id32" draw:layer="layout" svg:width="0.508cm" svg:height="0.508cm" svg:x="11.954cm" svg:y="8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0.508cm" svg:height="0.508cm" svg:x="14.354cm" svg:y="10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0.508cm" svg:height="0.508cm" svg:x="15.056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4.428cm" svg:y1="10.853cm" svg:x2="13.908cm" svg:y2="12.021cm" draw:start-shape="id18" draw:start-glue-point="7" draw:end-shape="id19" draw:end-glue-point="4" svg:d="M14428 10853l-520 1168" svg:viewBox="0 0 521 1169">
          <text:p/>
        </draw:connector>
        <draw:connector draw:style-name="gr2" draw:text-style-name="P3" draw:layer="layout" draw:type="line" svg:x1="14.788cm" svg:y1="10.853cm" svg:x2="15.31cm" svg:y2="12.021cm" draw:start-shape="id18" draw:start-glue-point="9" draw:end-shape="id20" draw:end-glue-point="4" svg:d="M14788 10853l522 1168" svg:viewBox="0 0 523 1169">
          <text:p/>
        </draw:connector>
        <draw:custom-shape draw:style-name="gr1" draw:text-style-name="P2" xml:id="id19" draw:id="id19" draw:layer="layout" svg:width="0.508cm" svg:height="0.508cm" svg:x="13.654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0.508cm" svg:height="0.508cm" svg:x="12.955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2" draw:id="id22" draw:layer="layout" svg:width="0.508cm" svg:height="0.508cm" svg:x="14.356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3.728cm" svg:y1="12.455cm" svg:x2="13.209cm" svg:y2="13.622cm" draw:start-shape="id19" draw:start-glue-point="7" draw:end-shape="id21" draw:end-glue-point="4" svg:d="M13728 12455l-519 1167" svg:viewBox="0 0 520 1168">
          <text:p/>
        </draw:connector>
        <draw:connector draw:style-name="gr2" draw:text-style-name="P3" draw:layer="layout" draw:type="line" svg:x1="14.088cm" svg:y1="12.455cm" svg:x2="14.61cm" svg:y2="13.622cm" draw:start-shape="id19" draw:start-glue-point="9" draw:end-shape="id22" draw:end-glue-point="4" svg:d="M14088 12455l522 1167" svg:viewBox="0 0 523 1168">
          <text:p/>
        </draw:connector>
        <draw:custom-shape draw:style-name="gr1" draw:text-style-name="P2" xml:id="id23" draw:id="id23" draw:layer="layout" svg:width="0.508cm" svg:height="0.508cm" svg:x="8.154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0.508cm" svg:height="0.508cm" svg:x="7.455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5" draw:id="id25" draw:layer="layout" svg:width="0.508cm" svg:height="0.508cm" svg:x="8.856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228cm" svg:y1="12.455cm" svg:x2="7.709cm" svg:y2="13.622cm" draw:start-shape="id23" draw:start-glue-point="7" draw:end-shape="id24" draw:end-glue-point="4" svg:d="M8228 12455l-519 1167" svg:viewBox="0 0 520 1168">
          <text:p/>
        </draw:connector>
        <draw:connector draw:style-name="gr2" draw:text-style-name="P3" draw:layer="layout" draw:type="line" svg:x1="8.588cm" svg:y1="12.455cm" svg:x2="9.11cm" svg:y2="13.622cm" draw:start-shape="id23" draw:start-glue-point="9" draw:end-shape="id25" draw:end-glue-point="4" svg:d="M8588 12455l522 1167" svg:viewBox="0 0 523 1168">
          <text:p/>
        </draw:connector>
        <draw:custom-shape draw:style-name="gr1" draw:text-style-name="P2" xml:id="id26" draw:id="id26" draw:layer="layout" svg:width="0.508cm" svg:height="0.508cm" svg:x="11.055cm" svg:y="12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0.508cm" svg:height="0.508cm" svg:x="11.757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1.129cm" svg:y1="12.455cm" svg:x2="10.609cm" svg:y2="13.622cm" draw:start-shape="id26" draw:start-glue-point="7" draw:end-shape="id27" draw:end-glue-point="4" svg:d="M11129 12455l-520 1167" svg:viewBox="0 0 521 1168">
          <text:p/>
        </draw:connector>
        <draw:connector draw:style-name="gr2" draw:text-style-name="P3" draw:layer="layout" draw:type="line" svg:x1="11.489cm" svg:y1="12.455cm" svg:x2="12.011cm" svg:y2="13.622cm" draw:start-shape="id26" draw:start-glue-point="9" draw:end-shape="id28" draw:end-glue-point="4" svg:d="M11489 12455l522 1167" svg:viewBox="0 0 523 1168">
          <text:p/>
        </draw:connector>
        <draw:custom-shape draw:style-name="gr1" draw:text-style-name="P2" xml:id="id27" draw:id="id27" draw:layer="layout" svg:width="0.508cm" svg:height="0.508cm" svg:x="10.355cm" svg:y="13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0.508cm" svg:height="0.508cm" svg:x="6.756cm" svg:y="15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0.508cm" svg:height="0.508cm" svg:x="8.157cm" svg:y="15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7.529cm" svg:y1="14.056cm" svg:x2="7.01cm" svg:y2="15.272cm" draw:start-shape="id24" draw:start-glue-point="7" draw:end-shape="id29" draw:end-glue-point="4" svg:d="M7529 14056l-519 1216" svg:viewBox="0 0 520 1217">
          <text:p/>
        </draw:connector>
        <draw:connector draw:style-name="gr2" draw:text-style-name="P3" draw:layer="layout" draw:type="line" svg:x1="7.889cm" svg:y1="14.056cm" svg:x2="8.411cm" svg:y2="15.272cm" draw:start-shape="id24" draw:start-glue-point="9" draw:end-shape="id30" draw:end-glue-point="4" svg:d="M7889 14056l522 1216" svg:viewBox="0 0 523 1217">
          <text:p/>
        </draw:connector>
        <draw:custom-shape draw:style-name="gr1" draw:text-style-name="P1" xml:id="id31" draw:id="id31" draw:layer="layout" svg:width="0.508cm" svg:height="0.508cm" svg:x="9.653cm" svg:y="10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727cm" svg:y1="10.853cm" svg:x2="8.408cm" svg:y2="12.021cm" draw:start-shape="id31" draw:start-glue-point="7" draw:end-shape="id23" draw:end-glue-point="4" svg:d="M9727 10853l-1319 1168" svg:viewBox="0 0 1320 1169">
          <text:p/>
        </draw:connector>
        <draw:connector draw:style-name="gr2" draw:text-style-name="P3" draw:layer="layout" draw:type="line" svg:x1="10.087cm" svg:y1="10.853cm" svg:x2="11.309cm" svg:y2="12.021cm" draw:start-shape="id31" draw:start-glue-point="9" draw:end-shape="id26" draw:end-glue-point="4" svg:d="M10087 10853l1222 1168" svg:viewBox="0 0 1223 1169">
          <text:p/>
        </draw:connector>
        <draw:connector draw:style-name="gr2" draw:text-style-name="P3" draw:layer="layout" draw:type="line" svg:x1="12.028cm" svg:y1="9.003cm" svg:x2="9.907cm" svg:y2="10.419cm" draw:start-shape="id32" draw:start-glue-point="7" draw:end-shape="id31" draw:end-glue-point="4" svg:d="M12028 9003l-2121 1416" svg:viewBox="0 0 2122 1417">
          <text:p/>
        </draw:connector>
        <draw:connector draw:style-name="gr2" draw:text-style-name="P3" draw:layer="layout" draw:type="line" svg:x1="12.388cm" svg:y1="9.003cm" svg:x2="14.608cm" svg:y2="10.419cm" draw:start-shape="id32" draw:start-glue-point="9" draw:end-shape="id18" draw:end-glue-point="4" svg:d="M12388 9003l2220 1416" svg:viewBox="0 0 2221 1417">
          <text:p/>
        </draw:connector>
        <draw:frame draw:style-name="gr3" draw:text-style-name="P4" draw:layer="layout" svg:width="1.099cm" svg:height="1.389cm" svg:x="1.389cm" svg:y="3.51cm">
          <draw:text-box>
            <text:p><text:span text:style-name="T1">T</text:span><text:span text:style-name="T2">1</text:span></text:p>
          </draw:text-box>
        </draw:frame>
        <draw:frame draw:style-name="gr3" draw:text-style-name="P4" draw:layer="layout" svg:width="1.099cm" svg:height="1.389cm" svg:x="3.69cm" svg:y="3.411cm">
          <draw:text-box>
            <text:p><text:span text:style-name="T1">T</text:span><text:span text:style-name="T2">2</text:span></text:p>
          </draw:text-box>
        </draw:frame>
        <draw:frame draw:style-name="gr3" draw:text-style-name="P4" draw:layer="layout" svg:width="1.099cm" svg:height="1.389cm" svg:x="5.69cm" svg:y="3.411cm">
          <draw:text-box>
            <text:p><text:span text:style-name="T1">T</text:span><text:span text:style-name="T2">3</text:span></text:p>
          </draw:text-box>
        </draw:frame>
        <draw:frame draw:style-name="gr3" draw:text-style-name="P4" draw:layer="layout" svg:width="1.099cm" svg:height="1.389cm" svg:x="9.39cm" svg:y="3.411cm">
          <draw:text-box>
            <text:p><text:span text:style-name="T1">T</text:span><text:span text:style-name="T2">4</text:span></text:p>
          </draw:text-box>
        </draw:frame>
        <draw:frame draw:style-name="gr3" draw:text-style-name="P4" draw:layer="layout" svg:width="1.099cm" svg:height="1.389cm" svg:x="2.69cm" svg:y="8.211cm">
          <draw:text-box>
            <text:p><text:span text:style-name="T1">T</text:span><text:span text:style-name="T2">5</text:span></text:p>
          </draw:text-box>
        </draw:frame>
        <draw:frame draw:style-name="gr3" draw:text-style-name="P4" draw:layer="layout" svg:width="1.099cm" svg:height="1.389cm" svg:x="10.49cm" svg:y="8.011cm">
          <draw:text-box>
            <text:p><text:span text:style-name="T1">T</text:span><text:span text:style-name="T2">6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1T23:15:56.990000000</meta:creation-date>
    <dc:date>2020-05-21T23:34:12.060000000</dc:date>
    <meta:editing-duration>PT6M37S</meta:editing-duration>
    <meta:editing-cycles>2</meta:editing-cycles>
    <meta:generator>LibreOffice/6.3.2.2$Windows_X86_64 LibreOffice_project/98b30e735bda24bc04ab42594c85f7fd8be07b9c</meta:generator>
    <meta:document-statistic meta:object-count="68"/>
  </office:meta>
</office:document-meta>
</file>